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ps to be filmed (checklist)</text:p>
      <text:p text:style-name="P1"/>
      <text:p text:style-name="P1">“start” display logo, attract screen? Should fade into intro</text:p>
      <text:p text:style-name="P1">“intro” sound of six barrel shooter, fade in, Brandon puts gun on table. Transitions to WAIT</text:p>
      <text:p text:style-name="P1">“wait” Brandon sits at table looks diligently at you. Eyes might wander a little bit.</text:p>
      <text:p text:style-name="P1">FH1_1 from WAIT position, brandon says something and returns to WAIT</text:p>
      <text:p text:style-name="P1">FH1_2</text:p>
      <text:p text:style-name="P1">FH1_3</text:p>
      <text:p text:style-name="P1">FH2_1 from WAIT brandon says something, returns to WAIT</text:p>
      <text:p text:style-name="P1">FSFH2_2</text:p>
      <text:p text:style-name="P1">FSFH2_3</text:p>
      <text:p text:style-name="P1">Bgoesfirst_1 WAIT to BprepareshootB (sitting down with gun to head)</text:p>
      <text:p text:style-name="P1">Bgoesfirst_2</text:p>
      <text:p text:style-name="P1">Bgoesfirst_3</text:p>
      <text:p text:style-name="P1">waitlean B stands with hands firmly against table</text:p>
      <text:p text:style-name="P1">*NEW sitdown WAITLEAN to WAIT</text:p>
      <text:p text:style-name="P1">NEW*standup WAIT to WAITLEAN</text:p>
      <text:p text:style-name="P1"/>
      <text:p text:style-name="P1">SH2/BshootsY (fine then) WAIT LEAN to FUCKYOU (do not cut here, keep filming into FY_1/2/3</text:p>
      <text:p text:style-name="P1">FY_1 SH2 to BprepareshootB </text:p>
      <text:p text:style-name="P1">FY_2</text:p>
      <text:p text:style-name="P1">FY_3</text:p>
      <text:p text:style-name="P1"/>
      <text:p text:style-name="P1">BprepareshootB (gun at head) transitions to BshootsB</text:p>
      <text:p text:style-name="P1">DH1_1 BprepareshootB to BshootsB</text:p>
      <text:p text:style-name="P1">DH1_2</text:p>
      <text:p text:style-name="P1">DH1_3</text:p>
      <text:p text:style-name="P1">BshootsB from BprepareshootB to Bdies or Blives YT</text:p>
      <text:p text:style-name="P1">youwin fades out from B dead at chair</text:p>
      <text:p text:style-name="P1">YT_1 from BshootsB to WAIT</text:p>
      <text:p text:style-name="P1">YT_2</text:p>
      <text:p text:style-name="P1">YT_3</text:p>
      <text:p text:style-name="P1">continue nothing needed (no fading)</text:p>
      <text:p text:style-name="P1">youlose nothing needed (no fading)</text:p>
      <text:p text:style-name="P1">SH1_1 from WAIT to WAITLEAN</text:p>
      <text:p text:style-name="P1">SH1_2</text:p>
      <text:p text:style-name="P1">SH1_3</text:p>
      <text:p text:style-name="P1">SH2 WAITLEAN to FUCKYOU (keep filming to BprepareshootB)</text:p>
      <text:p text:style-name="P1">lucky_1 from WAITLEAN to Bprepareshootself</text:p>
      <text:p text:style-name="P1">lucky_2 OR from WAIT to Bprepareshootself</text:p>
      <text:p text:style-name="P1">lucky_3</text:p>
      <text:p text:style-name="P1"/>
      <text:p text:style-name="P1">removed:</text:p>
      <text:p text:style-name="P1">FH3_1 from WAIT brandon says something, returns to WAITLEAN</text:p>
      <text:p text:style-name="P1">FH3_2</text:p>
      <text:p text:style-name="P1">FH3_3</text:p>
      <text:p text:style-name="P1">FH4 from WAITLEAN to Bshootsyou</text:p>
      <text:p text:style-name="P1"/>
      <text:p text:style-name="P1">meclips:</text:p>
      <text:p text:style-name="P1">handin (takes gun away)</text:p>
      <text:p text:style-name="P1">handout (puts gun back)</text:p>
      <text:p text:style-name="P1">blank patch (covers gun on table)</text:p>
      <text:p text:style-name="P1">handscoverface</text:p>
      <text:p text:style-name="P1"/>
      <text:p text:style-name="P1">check out cameras, </text:p>
      <text:p text:style-name="P1">open door to shoot room, </text:p>
      <text:p text:style-name="P1">bring up table, </text:p>
      <text:p text:style-name="P1">set up lights, </text:p>
      <text:p text:style-name="P1">setup tripod and camera, </text:p>
      <text:p text:style-name="P1">put tape on table to marke hand/gun spots</text:p>
      <text:p text:style-name="P1">print diagram</text:p>
      <text:p text:style-name="P1">print script</text:p>
      <text:p text:style-name="P1">print scenes</text:p>
      <text:p text:style-name="P1">get cash to pay actor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0T18:32:11</meta:creation-date>
    <dc:date>2010-01-21T09:11:40</dc:date>
    <meta:editing-duration>PT02H23M55S</meta:editing-duration>
    <meta:editing-cycles>7</meta:editing-cycles>
    <meta:generator>OpenOffice.org/3.0$Linux OpenOffice.org_project/300m15$Build-9379</meta:generator>
    <meta:document-statistic meta:table-count="0" meta:image-count="0" meta:object-count="0" meta:page-count="1" meta:paragraph-count="58" meta:word-count="265" meta:character-count="1622"/>
    <meta:user-defined meta:name="Info 1"/>
    <meta:user-defined meta:name="Info 2"/>
    <meta:user-defined meta:name="Info 3"/>
    <meta:user-defined meta:name="Info 4"/>
  </office:meta>
</office:document-meta>
</file>